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3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manejadores de proyectos locales y en red</text:p>
        </text:list-item>
        <text:list-item>
          <text:p text:style-name="P10">Definición inicial del protocolo de comunicación</text:p>
        </text:list-item>
        <text:list-item>
          <text:p text:style-name="P10">Implementación de paquetes básic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manejadores de proyectos locales y en red</text:span></text:p>
          </table:table-cell>
          <table:table-cell table:style-name="Table3.A2" office:value-type="string">
            <text:p text:style-name="Table_20_Contents">Clase manejadora de proyectos locales y clase manejadora de proyectos en re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ción inicial del protocolo de comunicación</text:p>
          </table:table-cell>
          <table:table-cell table:style-name="Table3.A2" office:value-type="string">
            <text:p text:style-name="P12">Documento de definición de protocol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ción de paquetes básicos</text:p>
          </table:table-cell>
          <table:table-cell table:style-name="Table3.A2" office:value-type="string">
            <text:p text:style-name="P12">Paquete de clases con los paquetes basic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8:03</meta:creation-date>
    <dc:creator>David Cuadrado</dc:creator>
    <dc:date>2007-02-24T12:22:43</dc:date>
    <dc:language>es-CO</dc:language>
    <meta:editing-cycles>17</meta:editing-cycles>
    <meta:editing-duration>PT15M38S</meta:editing-duration>
    <meta:template xlink:type="simple" xlink:actuate="onRequest" xlink:role="template" xlink:href="../../../../.ooo-2.0/user/template/ktoon_plan_de_iteracion.ott" xlink:title="ktoon_plan_de_iteracion" meta:date="2007-02-06T16:38:0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5" meta:word-count="114" meta:character-count="784"/>
  </office:meta>
</office:document-meta>
</file>